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0693in" fo:text-align="end" style:justify-single-word="false"/>
      <style:text-properties style:use-window-font-color="true" fo:font-size="10pt" fo:language="en" fo:country="US" style:font-name-asian="Lucida Sans Unicode" style:font-size-asian="10pt" style:language-asian="none" style:country-asian="none" style:font-name-complex="Tahoma" style:font-size-complex="10pt" style:language-complex="none" style:country-complex="none"/>
    </style:style>
    <style:style style:name="P2" style:family="paragraph" style:parent-style-name="Standard">
      <style:paragraph-properties style:line-height-at-least="0.0693in" fo:text-align="end" style:justify-single-word="false"/>
      <style:text-properties style:use-window-font-color="true" style:font-name="Times New Roman" fo:font-size="10pt" fo:language="en" fo:country="US" style:font-name-asian="Lucida Sans Unicode" style:font-size-asian="10pt" style:language-asian="none" style:country-asian="none" style:font-name-complex="Tahoma" style:font-size-complex="10pt" style:language-complex="none" style:country-complex="none"/>
    </style:style>
    <style:style style:name="P3" style:family="paragraph" style:parent-style-name="Standard">
      <style:paragraph-properties style:line-height-at-least="0.0693in"/>
      <style:text-properties style:use-window-font-color="true" style:font-name="Times New Roman" fo:font-size="10pt" fo:language="en" fo:country="US" style:font-name-asian="Lucida Sans Unicode" style:font-size-asian="10pt" style:language-asian="none" style:country-asian="none" style:font-name-complex="Tahoma" style:font-size-complex="10pt" style:language-complex="none" style:country-complex="none"/>
    </style:style>
    <style:style style:name="P4" style:family="paragraph" style:parent-style-name="Standard">
      <style:paragraph-properties style:line-height-at-least="0.0693in"/>
    </style:style>
    <style:style style:name="P5" style:family="paragraph" style:parent-style-name="Standard">
      <style:paragraph-properties fo:line-height="200%"/>
      <style:text-properties style:use-window-font-color="true" style:font-name="Times New Roman" fo:font-size="10pt" fo:language="en" fo:country="US" style:font-name-asian="Lucida Sans Unicode" style:font-size-asian="10pt" style:language-asian="none" style:country-asian="none" style:font-name-complex="Tahoma" style:font-size-complex="10pt" style:language-complex="none" style:country-complex="none"/>
    </style:style>
    <style:style style:name="T1" style:family="text">
      <style:text-properties style:use-window-font-color="true" style:font-name="Times New Roman" fo:font-size="10pt" fo:language="en" fo:country="US" style:font-name-asian="Lucida Sans Unicode" style:font-size-asian="10pt" style:language-asian="none" style:country-asian="none" style:font-name-complex="Tahoma" style:font-size-complex="10pt" style:language-complex="none" style:country-complex="none"/>
    </style:style>
    <style:style style:name="T2" style:family="text">
      <style:text-properties style:use-window-font-color="true" style:text-position="super 58%" style:font-name="Times New Roman" fo:font-size="10pt" fo:language="en" fo:country="US" style:font-name-asian="Lucida Sans Unicode" style:font-size-asian="10pt" style:language-asian="none" style:country-asian="none" style:font-name-complex="Tahoma" style:font-size-complex="10pt" style:language-complex="none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Bryan Roberson</text:p>
      <text:p text:style-name="P2">10085 Atkins Dr</text:p>
      <text:p text:style-name="P2">Elk Grove, CA 95758</text:p>
      <text:p text:style-name="P2">Email: avmorgan27@comcast.net</text:p>
      <text:p text:style-name="P2"/>
      <text:p text:style-name="P3">Stanley Schmidt</text:p>
      <text:p text:style-name="P3">Editor</text:p>
      <text:p text:style-name="P4"><text:span text:style-name="T1">475 Park Ave. South, 11</text:span><text:span text:style-name="T2">th</text:span><text:span text:style-name="T1"> Floor</text:span></text:p>
      <text:p text:style-name="P3">New York, NY 10016</text:p>
      <text:p text:style-name="P3"/>
      <text:p text:style-name="P3"/>
      <text:p text:style-name="P3">November 10, 2005</text:p>
      <text:p text:style-name="P3"/>
      <text:p text:style-name="P3"/>
      <text:p text:style-name="P3">Attn: Mr. Schmidt, </text:p>
      <text:p text:style-name="P3"/>
      <text:p text:style-name="P5"><text:tab/>First, thank you for your time and consideration with the following. I have recently become a reader of Analog Science Fiction and Fact, but for decades I have aspired to become a published author, so it is with unique pleasure that I confess that your magazine was instrumental in convincing me that this was a realistic endeavor for me to pursue. While I was often told that short fiction would be a good place to begin, it was only after reading the stories published in Analog that I became convinced that the kind of stories I had in mind could be well received by a publisher and its readership alike. Although a cover letter was not stipulated in the submission guidelines posted on Analog's web site, I opted to take this opportunity to introduce myself and thank you and your staff for providing such an excellent magazine. It would be an honor and a pleasure for me to have my work featured in your magazine, and I hope greatly that you find my initial effort intriguing.</text:p>
      <text:p text:style-name="P5"><text:tab/>This is, however, an unsolicited offering, so I understand if it might take a few attempts to succeed in my pursuit of publication. </text:p>
      <text:p text:style-name="P5"/>
      <text:p text:style-name="P5">Sincerely,</text:p>
      <text:p text:style-name="P5"/>
      <text:p text:style-name="P5"/>
      <text:p text:style-name="P5">David Bryan Roberson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avid Roberson</meta:initial-creator>
    <meta:creation-date>2005-11-11T20:02:09</meta:creation-date>
    <dc:creator>David Roberson</dc:creator>
    <dc:date>2005-11-11T20:02:49</dc:date>
    <dc:language>en-US</dc:language>
    <meta:editing-cycles>2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35" meta:character-count="1335"/>
  </office:meta>
</office:document-meta>
</file>